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e248" officeooo:paragraph-rsid="0003e248"/>
    </style:style>
    <style:style style:name="P2" style:family="paragraph" style:parent-style-name="Standard">
      <style:text-properties fo:font-size="15pt" fo:font-weight="bold" officeooo:rsid="0003e248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3e248" officeooo:paragraph-rsid="0003e248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5d320" officeooo:paragraph-rsid="0005d32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a0915" officeooo:paragraph-rsid="000a0915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0fd14b"/>
    </style:style>
    <style:style style:name="P7" style:family="paragraph" style:parent-style-name="Standard">
      <style:text-properties fo:font-size="15pt" fo:font-weight="bold" officeooo:rsid="000fd14b" officeooo:paragraph-rsid="000fd14b" style:font-weight-asian="bold" style:font-weight-complex="bold"/>
    </style:style>
    <style:style style:name="P8" style:family="paragraph" style:parent-style-name="Standard">
      <style:text-properties fo:font-size="15pt" fo:font-weight="bold" officeooo:rsid="0016a294" officeooo:paragraph-rsid="0016a294" style:font-weight-asian="bold" style:font-weight-complex="bold"/>
    </style:style>
    <style:style style:name="P9" style:family="paragraph" style:parent-style-name="Standard">
      <style:text-properties fo:font-size="15pt" fo:font-weight="bold" officeooo:rsid="0016a294" officeooo:paragraph-rsid="00188ec4" style:font-weight-asian="bold" style:font-weight-complex="bold"/>
    </style:style>
    <style:style style:name="P10" style:family="paragraph" style:parent-style-name="Standard">
      <style:text-properties fo:font-size="15pt" fo:font-weight="bold" officeooo:rsid="0016a294" officeooo:paragraph-rsid="001bc2b4" style:font-weight-asian="bold" style:font-weight-complex="bold"/>
    </style:style>
    <style:style style:name="P11" style:family="paragraph" style:parent-style-name="Standard">
      <style:text-properties fo:font-size="15pt" fo:font-weight="bold" officeooo:paragraph-rsid="000fd14b" style:font-size-asian="15pt" style:font-size-complex="15pt"/>
    </style:style>
    <style:style style:name="P12" style:family="paragraph" style:parent-style-name="Standard">
      <style:text-properties fo:font-size="15pt" fo:font-weight="bold" officeooo:paragraph-rsid="0016a294"/>
    </style:style>
    <style:style style:name="P13" style:family="paragraph" style:parent-style-name="Standard">
      <style:text-properties fo:font-size="15pt" fo:font-weight="normal" officeooo:rsid="000725eb" officeooo:paragraph-rsid="0003e248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03e248" officeooo:paragraph-rsid="0003e248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0a0915" officeooo:paragraph-rsid="000a0915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2pt" fo:font-weight="normal" fo:background-color="#ffffff" style:font-size-asian="12pt" style:font-size-complex="12pt"/>
    </style:style>
    <style:style style:name="P18" style:family="paragraph" style:parent-style-name="Standard">
      <style:paragraph-properties style:line-height-at-least="0.503cm"/>
      <style:text-properties fo:color="#000000" style:font-name="Droid Sans Fallback" fo:font-size="10.5pt" fo:font-weight="normal" fo:background-color="#ffffff"/>
    </style:style>
    <style:style style:name="P19" style:family="paragraph" style:parent-style-name="Standard">
      <style:text-properties style:font-name="Droid Sans Fallback" fo:font-size="10.5pt" fo:font-weight="bold" officeooo:rsid="0016a294" officeooo:paragraph-rsid="00188ec4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5pt" fo:font-weight="normal" officeooo:rsid="000db90a" officeooo:paragraph-rsid="000a0915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0fd14b" officeooo:paragraph-rsid="000fd14b" style:font-size-asian="13.1000003814697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12950e" officeooo:paragraph-rsid="000fd14b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14063e" officeooo:paragraph-rsid="000fd14b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16a294" officeooo:paragraph-rsid="0016a294" style:font-size-asian="13.1000003814697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bold" officeooo:rsid="000fd14b" officeooo:paragraph-rsid="000fd14b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16a294" officeooo:paragraph-rsid="0016a294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paragraph-rsid="0016a294"/>
    </style:style>
    <style:style style:name="P28" style:family="paragraph" style:parent-style-name="Standard">
      <style:text-properties style:font-name="Droid Sans Fallback" fo:font-size="10.5pt" fo:font-weight="normal" officeooo:rsid="00192789" officeooo:paragraph-rsid="001bc2b4" style:font-size-asian="9.14999961853027pt" style:font-weight-asian="normal" style:font-size-complex="10.5pt" style:font-weight-complex="normal"/>
    </style:style>
    <style:style style:name="P29" style:family="paragraph" style:parent-style-name="Standard">
      <style:text-properties style:font-name="Droid Sans Fallback" fo:font-size="10.5pt" fo:font-weight="normal" officeooo:rsid="001d008c" officeooo:paragraph-rsid="001bc2b4" style:font-size-asian="9.14999961853027pt" style:font-weight-asian="normal" style:font-size-complex="10.5pt" style:font-weight-complex="normal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text-properties officeooo:paragraph-rsid="00230916"/>
    </style:style>
    <style:style style:name="T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officeooo:rsid="0003e248" style:font-size-asian="13.1000003814697pt" style:font-weight-asian="bold" style:font-size-complex="15pt" style:font-weight-complex="bold"/>
    </style:style>
    <style:style style:name="T3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0725eb" style:font-size-asian="13.1000003814697pt" style:font-weight-asian="normal" style:font-size-complex="15pt" style:font-weight-complex="normal"/>
    </style:style>
    <style:style style:name="T5" style:family="text">
      <style:text-properties officeooo:rsid="000a0915"/>
    </style:style>
    <style:style style:name="T6" style:family="text">
      <style:text-properties fo:font-weight="normal" officeooo:rsid="000b84ba" style:font-weight-asian="normal" style:font-weight-complex="normal"/>
    </style:style>
    <style:style style:name="T7" style:family="text">
      <style:text-properties fo:font-weight="normal" officeooo:rsid="000ca637" style:font-weight-asian="normal" style:font-weight-complex="normal"/>
    </style:style>
    <style:style style:name="T8" style:family="text">
      <style:text-properties fo:font-weight="normal" officeooo:rsid="000db90a" style:font-weight-asian="normal" style:font-weight-complex="normal"/>
    </style:style>
    <style:style style:name="T9" style:family="text">
      <style:text-properties fo:font-weight="normal" officeooo:rsid="0012950e" style:font-weight-asian="normal" style:font-weight-complex="normal"/>
    </style:style>
    <style:style style:name="T10" style:family="text">
      <style:text-properties fo:font-weight="normal" officeooo:rsid="00188ec4" style:font-weight-asian="normal" style:font-weight-complex="normal"/>
    </style:style>
    <style:style style:name="T11" style:family="text">
      <style:text-properties fo:font-weight="normal" officeooo:rsid="00192789" style:font-weight-asian="normal" style:font-weight-complex="normal"/>
    </style:style>
    <style:style style:name="T12" style:family="text">
      <style:text-properties fo:font-weight="normal" officeooo:rsid="001a4700" style:font-weight-asian="normal" style:font-weight-complex="normal"/>
    </style:style>
    <style:style style:name="T13" style:family="text">
      <style:text-properties fo:font-weight="normal" officeooo:rsid="00205163" style:font-weight-asian="normal" style:font-weight-complex="normal"/>
    </style:style>
    <style:style style:name="T14" style:family="text">
      <style:text-properties fo:font-weight="normal" officeooo:rsid="000fd14b" style:font-size-asian="13.1000003814697pt" style:font-weight-asian="normal" style:font-size-complex="15pt" style:font-weight-complex="normal"/>
    </style:style>
    <style:style style:name="T15" style:family="text">
      <style:text-properties fo:font-weight="normal" officeooo:rsid="00116859" style:font-size-asian="13.1000003814697pt" style:font-weight-asian="normal" style:font-size-complex="15pt" style:font-weight-complex="normal"/>
    </style:style>
    <style:style style:name="T16" style:family="text">
      <style:text-properties fo:font-weight="normal" officeooo:rsid="0014063e" style:font-size-asian="13.1000003814697pt" style:font-weight-asian="normal" style:font-size-complex="15pt" style:font-weight-complex="normal"/>
    </style:style>
    <style:style style:name="T17" style:family="text">
      <style:text-properties fo:font-weight="normal" officeooo:rsid="00158bf2" style:font-size-asian="13.1000003814697pt" style:font-weight-asian="normal" style:font-size-complex="15pt" style:font-weight-complex="normal"/>
    </style:style>
    <style:style style:name="T18" style:family="text">
      <style:text-properties fo:font-weight="normal" officeooo:rsid="00188ec4" style:font-size-asian="13.1000003814697pt" style:font-weight-asian="normal" style:font-size-complex="15pt" style:font-weight-complex="normal"/>
    </style:style>
    <style:style style:name="T19" style:family="text">
      <style:text-properties fo:font-weight="normal" officeooo:rsid="00205163" style:font-size-asian="13.1000003814697pt" style:font-weight-asian="normal" style:font-size-complex="15pt" style:font-weight-complex="normal"/>
    </style:style>
    <style:style style:name="T20" style:family="text">
      <style:text-properties fo:font-weight="normal" officeooo:rsid="0012950e" style:font-size-asian="15pt" style:font-weight-asian="normal" style:font-size-complex="15pt" style:font-weight-complex="normal"/>
    </style:style>
    <style:style style:name="T21" style:family="text">
      <style:text-properties officeooo:rsid="0005d320" style:font-size-asian="13.1000003814697pt" style:font-weight-asian="bold" style:font-size-complex="15pt" style:font-weight-complex="bold"/>
    </style:style>
    <style:style style:name="T22" style:family="text">
      <style:text-properties officeooo:rsid="0014063e" style:font-size-asian="13.1000003814697pt" style:font-weight-asian="bold" style:font-size-complex="15pt" style:font-weight-complex="bold"/>
    </style:style>
    <style:style style:name="T23" style:family="text">
      <style:text-properties officeooo:rsid="0016a294" style:font-size-asian="13.1000003814697pt" style:font-weight-asian="bold" style:font-size-complex="15pt" style:font-weight-complex="bold"/>
    </style:style>
    <style:style style:name="T24" style:family="text">
      <style:text-properties style:font-size-asian="13.1000003814697pt" style:font-size-complex="15pt"/>
    </style:style>
    <style:style style:name="T25" style:family="text">
      <style:text-properties fo:color="#000000" style:font-name="Droid Sans Mono" fo:font-size="12pt" fo:font-weight="normal" officeooo:rsid="0012950e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Droid Sans Mono" fo:font-size="10.5pt" fo:font-weight="normal" officeooo:rsid="00205163" fo:background-color="#ffffff" loext:char-shading-value="0" style:font-weight-asian="normal" style:font-weight-complex="normal"/>
    </style:style>
    <style:style style:name="T27" style:family="text">
      <style:text-properties fo:color="#000000" style:font-name="Droid Sans Fallback" fo:font-size="10.5pt" fo:font-weight="normal" fo:background-color="#ffffff" loext:char-shading-value="0"/>
    </style:style>
    <style:style style:name="T28" style:family="text">
      <style:text-properties fo:color="#000000" style:font-name="Droid Sans Fallback" fo:font-size="10.5pt" fo:font-weight="normal" fo:background-color="#ffffff" loext:char-shading-value="0" style:font-size-asian="13.1000003814697pt" style:font-weight-asian="normal" style:font-size-complex="15pt" style:font-weight-complex="normal"/>
    </style:style>
    <style:style style:name="T29" style:family="text">
      <style:text-properties officeooo:rsid="0014063e"/>
    </style:style>
    <style:style style:name="T30" style:family="text">
      <style:text-properties style:font-name="Droid Sans Fallback" fo:font-size="10.5pt" fo:font-weight="normal" officeooo:rsid="00188ec4" style:font-size-asian="10.5pt" style:font-weight-asian="normal" style:font-size-complex="10.5pt" style:font-weight-complex="normal"/>
    </style:style>
    <style:style style:name="T31" style:family="text">
      <style:text-properties style:font-name="Droid Sans Fallback" fo:font-size="10.5pt" fo:font-weight="normal" officeooo:rsid="00192789" style:font-size-asian="9.14999961853027pt" style:font-weight-asian="normal" style:font-size-complex="10.5pt" style:font-weight-complex="normal"/>
    </style:style>
    <style:style style:name="T32" style:family="text">
      <style:text-properties style:font-name="Droid Sans Fallback" fo:font-size="10.5pt" fo:font-weight="normal" officeooo:rsid="001968a4" style:font-size-asian="9.14999961853027pt" style:font-weight-asian="normal" style:font-size-complex="10.5pt" style:font-weight-complex="normal"/>
    </style:style>
    <style:style style:name="T33" style:family="text">
      <style:text-properties style:font-name="Droid Sans Fallback" fo:font-size="10.5pt" fo:font-weight="normal" officeooo:rsid="001bc2b4" style:font-size-asian="9.14999961853027pt" style:font-weight-asian="normal" style:font-size-complex="10.5pt" style:font-weight-complex="normal"/>
    </style:style>
    <style:style style:name="T34" style:family="text">
      <style:text-properties style:font-name="Droid Sans Fallback" fo:font-size="10.5pt" fo:font-weight="normal" officeooo:rsid="001d008c" style:font-size-asian="9.14999961853027pt" style:font-weight-asian="normal" style:font-size-complex="10.5pt" style:font-weight-complex="normal"/>
    </style:style>
    <style:style style:name="T35" style:family="text">
      <style:text-properties officeooo:rsid="00205163"/>
    </style:style>
    <style:style style:name="T36" style:family="text">
      <style:text-properties fo:font-size="14pt" style:font-size-asian="12.25pt" style:font-size-complex="14pt"/>
    </style:style>
    <style:style style:name="T37" style:family="text">
      <style:text-properties fo:color="#ce181e" fo:font-size="14pt" officeooo:rsid="00230916" style:font-size-asian="12.25pt" style:font-size-complex="14pt"/>
    </style:style>
    <style:style style:name="T38" style:family="text">
      <style:text-properties fo:color="#ce181e" officeooo:rsid="00230916"/>
    </style:style>
    <style:style style:name="T39" style:family="text">
      <style:text-properties officeooo:rsid="002309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37">RLI : Projet 2021/2022 <text:tab/><text:tab/><text:tab/><text:tab/><text:tab/><text:tab/><text:tab/>Spitz Christopher</text:span><text:tab/><text:tab/><text:tab/><text:tab/><text:tab/><text:tab/><text:tab/><text:tab/><text:tab/><text:tab/><text:tab/><text:span text:style-name="T38">Larbi Fariza</text:span><text:tab/><text:tab/><text:tab/><text:tab/><text:tab/></text:p>
      <text:p text:style-name="P31"><text:span text:style-name="T2"/></text:p>
      <text:p text:style-name="P31"><text:span text:style-name="T2"><text:tab/><text:tab/><text:tab/><text:tab/><text:tab/><text:tab/>Rapport</text:span></text:p>
      <text:p text:style-name="P2"/>
      <text:p text:style-name="P3"/>
      <text:p text:style-name="P1"><text:span text:style-name="T1">1.<text:tab/></text:span><text:span text:style-name="T3">Cette matrice est systématique car elle possède 4 colonnes qui <text:tab/>représentent une matrice identité de taille 4.</text:span></text:p>
      <text:p text:style-name="P1"><text:span text:style-name="T3"><text:tab/></text:span><text:span text:style-name="T4">Elle encode 4 vits de données.</text:span></text:p>
      <text:p text:style-name="P13"><text:tab/>La taille des mots du code est de 16.</text:p>
      <text:p text:style-name="P13"><text:tab/>Pour le rendement on a un code de longueur 16, 4 bits de données et 12 <text:tab/><text:span text:style-name="T5">Après quelques recherches on trouve que le rendement d’un code de <text:tab/>Hadamard est de k/2k. Ici k =4 dans notre cas car le code de Hadamard <text:tab/>est de la forme [2^k,k,2^k-1] donc taille des messages = 2^k donc 16</text:span></text:p>
      <text:p text:style-name="P15"><text:tab/>ce qui correspond bien a notre matrice et aussi car on a dans Ghds une <text:tab/>matrice identité de taille 4 et donc le rendement est de 0.5</text:p>
      <text:p text:style-name="P14"/>
      <text:p text:style-name="P4">2.<text:tab/></text:p>
      <text:p text:style-name="P4"/>
      <text:p text:style-name="P4">3.</text:p>
      <text:p text:style-name="P4"/>
      <text:p text:style-name="P4">4.<text:span text:style-name="T5">1.</text:span></text:p>
      <text:p text:style-name="P5">4.2.<text:tab/><text:span text:style-name="T6">Sans implémenté la fonction et grâce aux recherches associées à la <text:tab/>question 1 on sait que la distance de ce code de Hadamard est de 2^k-1</text:span></text:p>
      <text:p text:style-name="P5"><text:span text:style-name="T6"><text:tab/>qui est ici égal </text:span><text:span text:style-name="T7">à</text:span><text:span text:style-name="T6"> 8. </text:span><text:span text:style-name="T8">On sait que d ≥ k +1 dans la détection d’erreur avec <text:tab/>cette fois k = nombre d’erreurs donc il peut théoriquement détecter 7 <text:tab/>erreurs. On sait aussi que d ≥ 2k +1 dans la correction d’erreur avec donc <text:tab/></text:span></text:p>
      <text:p text:style-name="P20"><text:tab/>k = nombres d’erreurs donc le code de Hadamard peut corriger au <text:tab/>maximum 3 erreurs.</text:p>
      <text:p text:style-name="P5"/>
      <text:p text:style-name="P5">4.3</text:p>
      <text:p text:style-name="P4"/>
      <text:p text:style-name="P6"><text:span text:style-name="T21">5.<text:tab/></text:span><text:span text:style-name="T14">Cette colonne renvoie tout le temps 0, mais le soucis c’est qu’elle ne <text:tab/>produira pas le même encodage que celui de Hadamard si on l’enlève car <text:tab/>cela causera un decalage et on sais pas où, du coup on pourrais ne pas <text:tab/>décoder correctement le message.</text:span></text:p>
      <text:p text:style-name="P21"/>
      <text:p text:style-name="P7"><text:span text:style-name="T24">6.<text:tab/></text:span><text:span text:style-name="T15">On a toujours un k = 4. Et donc cela ne change pas la façon de faire</text:span></text:p>
      <text:p text:style-name="P7"><text:span text:style-name="T15"><text:tab/>et la distance sera toujours de 8 même si en théorie cela n’est peut-être <text:tab/>pas vrai on pense que cela est toujours le cas.</text:span><text:span text:style-name="T24"><text:tab/></text:span></text:p>
      <text:p text:style-name="P25"/>
      <text:p text:style-name="P25"><text:soft-page-break/></text:p>
      <text:p text:style-name="P25"/>
      <text:p text:style-name="P25"/>
      <text:p text:style-name="P25"/>
      <text:p text:style-name="P7"><text:span text:style-name="T24">8.<text:tab/></text:span><text:span text:style-name="T20">En la calculant à la main on trouve cette matrice pour H de Gs :</text:span></text:p>
      <text:p text:style-name="P11"><text:span text:style-name="T9"><text:tab/></text:span><text:span text:style-name="T25">0011|10000000000</text:span></text:p>
      <text:p text:style-name="P17"><text:tab/>0101|01000000000</text:p>
      <text:p text:style-name="P17"><text:tab/>0110|00100000000</text:p>
      <text:p text:style-name="P17"><text:tab/>0111|00010000000</text:p>
      <text:p text:style-name="P17"><text:tab/>1001|00001000000</text:p>
      <text:p text:style-name="P17"><text:tab/>1010|00000100000</text:p>
      <text:p text:style-name="P17"><text:tab/>1011|00000010000</text:p>
      <text:p text:style-name="P17"><text:tab/>1100|00000001000</text:p>
      <text:p text:style-name="P17"><text:tab/>1101|00000000100</text:p>
      <text:p text:style-name="P17"><text:tab/>1110|00000000010</text:p>
      <text:p text:style-name="P17"><text:tab/>1111|00000000001</text:p>
      <text:p text:style-name="P16"/>
      <text:p text:style-name="P16"><text:tab/><text:span text:style-name="T29">Après quelques recherches on trouve que le code dual du simplexe de Hadamard <text:tab/>est le code de Hamming</text:span></text:p>
      <text:p text:style-name="P16"><text:tab/></text:p>
      <text:p text:style-name="P22"/>
      <text:p text:style-name="P25"/>
      <text:p text:style-name="P7"><text:span text:style-name="T24">9.<text:tab/></text:span><text:span text:style-name="T16">La vérification a é</text:span><text:span text:style-name="T17">té</text:span><text:span text:style-name="T16"> faite.</text:span></text:p>
      <text:p text:style-name="P23"/>
      <text:p text:style-name="P12"><text:span text:style-name="T22">1</text:span><text:span text:style-name="T23">0.1.<text:tab/><text:tab/></text:span><text:span text:style-name="T28">On peut d'abord créer toutes les erreurs pour savoir ce que donne le <text:tab/><text:tab/><text:tab/>syndrome en cas d'erreur sur un </text:span><text:span text:style-name="T27">bit précis. </text:span></text:p>
      <text:p text:style-name="P18"><text:tab/><text:tab/>Quand on multiplie H*E on se rend compte que cela renvoie le bit a l'opposé <text:tab/><text:tab/>de l'erreur</text:p>
      <text:p text:style-name="P18"><text:tab/><text:tab/>Exemple pour l'erreur 0b0100000000000000 decode renvoie 00000000001 <text:tab/><text:tab/>donc erreur sur le bit 1</text:p>
      <text:p text:style-name="P18"><text:tab/><text:tab/>idem pour 0b0010000000000000 decode renvoie 00000000010 et pour <text:tab/><text:tab/><text:tab/>l'erreur 3 cela renvoie <text:s/>000000000100</text:p>
      <text:p text:style-name="P18"><text:tab/><text:tab/>On en déduit donc que le reçoit la colonne correspondant a l'erreur mais a <text:tab/><text:tab/><text:tab/>l'envers donc pour erreur 0 on reçoit la colonne 14 , et pour erreur 14 la <text:tab/><text:tab/><text:tab/>colonne 0 de la matrice H.</text:p>
      <text:p text:style-name="P24"/>
      <text:p text:style-name="P26"/>
      <text:p text:style-name="P9"><text:span text:style-name="T24">10.2.<text:tab/><text:tab/></text:span><text:span text:style-name="T30">Si on suit les éléments du cours on peut chercher d’abord pour une <text:tab/><text:tab/><text:tab/><text:tab/>erreur sur un bit en fonction du message que l’on reçoit. On a donc <text:tab/><text:tab/><text:tab/><text:tab/>besoin d’additionner l’erreur et le message et de voir quel syndrome</text:span></text:p>
      <text:p text:style-name="P19"><text:span text:style-name="T10"><text:tab/><text:tab/>cela renvoie. </text:span><text:span text:style-name="T11">Exemple pour <text:s/>erreur = 0b0000000000000100</text:span><text:span text:style-name="T10"><text:tab/> <text:s/></text:span></text:p>
      <text:p text:style-name="P19"><text:span text:style-name="T10"><text:tab/><text:tab/></text:span><text:span text:style-name="T11">et message = 0b</text:span><text:span text:style-name="T12">0</text:span><text:span text:style-name="T11">100000000000000 le décodage donne : 0b01110001101.</text:span></text:p>
      <text:p text:style-name="P8"><text:span text:style-name="T18"><text:tab/><text:tab/></text:span><text:span text:style-name="T31">On peut donc remarquer que cela correspond aux syndromes de l’erreur sur </text:span></text:p>
      <text:p text:style-name="P10"><text:span text:style-name="T31"><text:tab/><text:tab/>le bit </text:span><text:span text:style-name="T33">1</text:span><text:span text:style-name="T31"> . On voit donc que notre message <text:s/>contient 2 erreurs car on a un <text:tab/><text:tab/><text:tab/>syndrome qui est très reconnaissable mais qu</text:span><text:span text:style-name="T33">i est </text:span><text:span text:style-name="T31">faux sur un bit et c’est donc <text:tab/><text:tab/></text:span><text:span text:style-name="T33">là que l’</text:span><text:span text:style-name="T31">on cherche le syndrome associé a une erreur au bit 9 de ce syndrome <text:tab/><text:tab/>et on sait en regardant H qu’il s’agit du bit </text:span><text:span text:style-name="T32">1</text:span><text:span text:style-name="T33">3</text:span><text:span text:style-name="T32"> qui est en erreur.</text:span><text:span text:style-name="T31"> </text:span></text:p>
      <text:p text:style-name="P28"/>
      <text:p text:style-name="P10"><text:soft-page-break/><text:span text:style-name="T31"><text:tab/><text:tab/></text:span><text:span text:style-name="T34">La meilleure solution serait pour nous de créer tout les codes possibles. C’est </text:span></text:p>
      <text:p text:style-name="P29"><text:tab/><text:tab/>aàdire toutes les combinaisons d’erreurs possible pour obtenir un syndrome <text:tab/><text:tab/>valide a chaque étape. Si on trouve un syndrome valide au premier décodage <text:tab/><text:tab/>on a une erreur et on sais où la placé si on en a 3 alors il faut trouver le moyen <text:tab/><text:tab/>de localiser correctement ces erreurs afin de les éliminer une par une.</text:p>
      <text:p text:style-name="P26">10.3.<text:tab/></text:p>
      <text:p text:style-name="P26"/>
      <text:p text:style-name="P26"/>
      <text:p text:style-name="P26"/>
      <text:p text:style-name="P26">11.<text:tab/><text:span text:style-name="T13">Dessin du registre a décalage :</text:span></text:p>
      <text:p text:style-name="P12"><text:span text:style-name="T19"><text:tab/></text:span><text:span text:style-name="T26">P = 111101011001</text:span></text:p>
      <text:p text:style-name="P16">*---</text:p>
      <text:p text:style-name="P16"><text:tab/>|X0=1 <text:tab/> <text:s text:c="7"/>|X3 <text:s text:c="4"/>|X4 <text:s text:c="12"/>|X6 <text:s text:c="13"/>|X8 <text:s text:c="3"/>|X9 <text:s text:c="4"/>|X10 <text:s/>|X11</text:p>
      <text:p text:style-name="P16">-----&gt;- + -&gt;- + -&gt;- + -&gt;- + -&gt;- + -&gt;- + -&gt;- + -&gt;- + -&gt;- + -&gt;- + -&gt;- + -&gt;- + -&gt;----&gt;</text:p>
      <text:p text:style-name="P16">dividende <text:tab/><text:tab/><text:tab/><text:tab/><text:tab/><text:tab/><text:tab/><text:tab/><text:tab/><text:tab/><text:tab/>quotient</text:p>
      <text:p text:style-name="P26"><text:span text:style-name="T13"/></text:p>
      <text:p text:style-name="P26"/>
      <text:p text:style-name="P26">12.</text:p>
      <text:p text:style-name="P26"/>
      <text:p text:style-name="P26">13.</text:p>
      <text:p text:style-name="P26"/>
      <text:p text:style-name="P26">14.</text:p>
      <text:p text:style-name="P23"/>
      <text:p text:style-name="P23"/>
      <text:p text:style-name="P21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2T18:31:02.392619716</meta:creation-date>
    <dc:date>2022-05-13T11:35:41.461842329</dc:date>
    <meta:editing-duration>PT3H53M25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706" meta:character-count="3966" meta:non-whitespace-character-count="3120"/>
  </office:meta>
</office:document-meta>
</file>